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content.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09in" fo:margin-left="0.5in" fo:margin-top="0in" fo:margin-bottom="0in" table:align="left" style:writing-mode="lr-tb"/>
    </style:style>
    <style:style style:name="Table1.A" style:family="table-column">
      <style:table-column-properties style:column-width="0.7458in"/>
    </style:style>
    <style:style style:name="Table1.B" style:family="table-column">
      <style:table-column-properties style:column-width="4.06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List_20_Paragraph" style:list-style-name="WWNum1"/>
    <style:style style:name="P2" style:family="paragraph" style:parent-style-name="List_20_Paragraph">
      <style:text-properties officeooo:rsid="000a569d" officeooo:paragraph-rsid="000a569d"/>
    </style:style>
    <style:style style:name="P3" style:family="paragraph" style:parent-style-name="List_20_Paragraph">
      <style:text-properties officeooo:rsid="000ac1e5" officeooo:paragraph-rsid="000ac1e5"/>
    </style:style>
    <style:style style:name="P4" style:family="paragraph" style:parent-style-name="List_20_Paragraph">
      <style:text-properties officeooo:rsid="000b289e" officeooo:paragraph-rsid="000b289e"/>
    </style:style>
    <style:style style:name="P5" style:family="paragraph" style:parent-style-name="List_20_Paragraph">
      <style:paragraph-properties fo:margin-left="1in" fo:margin-right="0in" fo:text-indent="0in" style:auto-text-indent="false"/>
    </style:style>
    <style:style style:name="P6" style:family="paragraph" style:parent-style-name="List_20_Paragraph">
      <style:paragraph-properties fo:margin-left="1in" fo:margin-right="0in" fo:text-indent="0in" style:auto-text-indent="false"/>
      <style:text-properties style:font-name-asian="F"/>
    </style:style>
    <style:style style:name="P7" style:family="paragraph" style:parent-style-name="Standard">
      <style:paragraph-properties fo:text-align="center"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style:text-properties officeooo:rsid="0008fe16" officeooo:paragraph-rsid="0008fe16"/>
    </style:style>
    <style:style style:name="P12"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style>
    <style:style style:name="T2" style:family="text">
      <style:text-properties style:font-name-complex="Calibri1"/>
    </style:style>
    <style:style style:name="T3" style:family="text">
      <style:text-properties style:font-name-asian="F"/>
    </style:style>
    <style:style style:name="T4" style:family="text">
      <style:text-properties officeooo:rsid="000a569d"/>
    </style:style>
    <style:style style:name="T5" style:family="text">
      <style:text-properties officeooo:rsid="000b973a"/>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EENG 533 Video Response Questions</text:span></text:p>
      <text:p text:style-name="P7"><text:span text:style-name="T1">Week 2: GPS Satellite Orbits</text:span><text:bookmark text:name="_GoBack"/></text:p>
      <text:p text:style-name="Standard">After Video M2-1: Classical Orbital Elements</text:p>
      <text:list xml:id="list4106871604" text:style-name="WWNum1">
        <text:list-item>
          <text:p text:style-name="P1">A common way to express a satellite orbit, for the purpose of describe the basic orbits of satellites for display or prediction purposes, is something called a “two line element” set, or TLE. <text:s/>Look at the Wikipedia page for TLE’s (<text:a xlink:type="simple" xlink:href="https://en.wikipedia.org/wiki/Two-line_element_set" text:style-name="Internet_20_link" text:visited-style-name="Visited_20_Internet_20_Link">https://en.wikipedia.org/wiki/Two-line_element_set</text:a>), and attempt to figure out where the six classical orbital elements described in class (a, e, <text:span text:style-name="T2">τ</text:span>, <text:span text:style-name="T2">Ω, ω, and i)</text:span> are reflected in the TLE. <text:s/>Note that the orbital period is directly related to the semi-major axis a through the relationship </text:p>
        </text:list-item>
      </text:list>
      <text:p text:style-name="List_20_Paragraph"/>
      <text:p text:style-name="P5">Mean motion = <draw:frame draw:style-name="fr1" draw:name="Object1" text:anchor-type="as-char" svg:width="0.2917in" svg:height="0.4543in" draw:z-index="0"><draw:object xlink:href="./Object 2" xlink:type="simple" xlink:show="embed" xlink:actuate="onLoad"/><draw:image xlink:href="./ObjectReplacements/Object 2" xlink:type="simple" xlink:show="embed" xlink:actuate="onLoad"/></draw:frame><text:span text:style-name="T3">, where </text:span><draw:frame draw:style-name="fr1" draw:name="Object2" text:anchor-type="as-char" svg:width="0.0953in" svg:height="0.1839in" draw:z-index="1"><draw:object xlink:href="./Object 4" xlink:type="simple" xlink:show="embed" xlink:actuate="onLoad"/><draw:image xlink:href="./ObjectReplacements/Object 4" xlink:type="simple" xlink:show="embed" xlink:actuate="onLoad"/></draw:frame><text:span text:style-name="T3"><text:s/>is the earth’s gravitational constant (known)</text:span></text:p>
      <text:p text:style-name="P6"/>
      <text:p text:style-name="P8">Also, recognize that “right ascension” is essential longitude in reference to a stellar coordinate system, rather than relative to the earth. <text:s/>Do the best you can to fill in where the information for the classical orbital element listed is found in the TLE description:</text:p>
      <table:table table:name="Table1" table:style-name="Table1">
        <table:table-column table:style-name="Table1.A"/>
        <table:table-column table:style-name="Table1.B"/>
        <table:table-row table:style-name="Table1.1">
          <table:table-cell table:style-name="Table1.A1" office:value-type="string">
            <text:p text:style-name="P10">Orbital Element</text:p>
          </table:table-cell>
          <table:table-cell table:style-name="Table1.A1" office:value-type="string">
            <text:p text:style-name="P9">How described/where found in TLE</text:p>
          </table:table-cell>
        </table:table-row>
        <table:table-row table:style-name="Table1.1">
          <table:table-cell table:style-name="Table1.A1" office:value-type="string">
            <text:p text:style-name="P10">a</text:p>
          </table:table-cell>
          <table:table-cell table:style-name="Table1.A1" office:value-type="string">
            <text:p text:style-name="P11">Semi-major axis, half the length of the longest axis of the orbital ellipse</text:p>
          </table:table-cell>
        </table:table-row>
        <table:table-row table:style-name="Table1.1">
          <table:table-cell table:style-name="Table1.A1" office:value-type="string">
            <text:p text:style-name="P10">e</text:p>
          </table:table-cell>
          <table:table-cell table:style-name="Table1.A1" office:value-type="string">
            <text:p text:style-name="P11">Eccentricity, a value of 0 is perfectly circular </text:p>
          </table:table-cell>
        </table:table-row>
        <table:table-row table:style-name="Table1.1">
          <table:table-cell table:style-name="Table1.A1" office:value-type="string">
            <text:p text:style-name="P10"><text:span text:style-name="T2">τ</text:span></text:p>
          </table:table-cell>
          <table:table-cell table:style-name="Table1.A1" office:value-type="string">
            <text:p text:style-name="P11">The when the satellite is at perigee</text:p>
          </table:table-cell>
        </table:table-row>
        <table:table-row table:style-name="Table1.1">
          <table:table-cell table:style-name="Table1.A1" office:value-type="string">
            <text:p text:style-name="P10"><text:span text:style-name="T2">Ω</text:span></text:p>
          </table:table-cell>
          <table:table-cell table:style-name="Table1.A1" office:value-type="string">
            <text:p text:style-name="P11">Longitude of the ascending node, the longitude of the satellite when it crosses over the plane of the equator</text:p>
          </table:table-cell>
        </table:table-row>
        <table:table-row table:style-name="Table1.1">
          <table:table-cell table:style-name="Table1.A1" office:value-type="string">
            <text:p text:style-name="P10"><text:span text:style-name="T2">ω</text:span></text:p>
          </table:table-cell>
          <table:table-cell table:style-name="Table1.A1" office:value-type="string">
            <text:p text:style-name="P11">Argument of periapsis, the angle from the ascending node <text:span text:style-name="T4">to the periapsis position</text:span></text:p>
          </table:table-cell>
        </table:table-row>
        <table:table-row table:style-name="Table1.1">
          <table:table-cell table:style-name="Table1.A1" office:value-type="string">
            <text:p text:style-name="P10">i</text:p>
          </table:table-cell>
          <table:table-cell table:style-name="Table1.A1" office:value-type="string">
            <text:p text:style-name="P11">Inclination, the angle between the plane of the orbit and the plane of the equator</text:p>
          </table:table-cell>
        </table:table-row>
      </table:table>
      <text:p text:style-name="P8"/>
      <text:p text:style-name="Standard">After Video M2-2: GPS Ephemeris and Timing Scheme</text:p>
      <text:list xml:id="list125757590835748" text:continue-numbering="true" text:style-name="WWNum1">
        <text:list-item>
          <text:p text:style-name="P1">Write down today’s date, day of the week, and time (UTC, not local time—can obtain UTC time from time.gov): <text:s/>_____<text:span text:style-name="T4">Sunday, January 19, 2020 17:20:00</text:span>_____________. <text:s/>Now figure out what GPS week number and GPS Week seconds correspond with the date/time that you wrote down. Hint: search for “GPS calendar” online to get a calendar which will help you to figure out the week number. </text:p>
        </text:list-item>
      </text:list>
      <text:p text:style-name="List_20_Paragraph"/>
      <text:p text:style-name="P2">It is GPS week 2089, 62400 seconds</text:p>
      <text:p text:style-name="Standard">After Video M2-3: Calculating Satellite Position</text:p>
      <text:list xml:id="list125759095402675" text:continue-numbering="true" text:style-name="WWNum1">
        <text:list-item>
          <text:p text:style-name="P1"><text:soft-page-break/>Download IS-GPS-200. <text:s/>What is the starting page number of the table that gives the equations for calculating satellite position? <text:s/>Save this file for this week’s project.</text:p>
        </text:list-item>
      </text:list>
      <text:p text:style-name="List_20_Paragraph"/>
      <text:p text:style-name="P3">Table 20-IV starts on page 99 of IS-GPS-200</text:p>
      <text:p text:style-name="Standard">After Video M2-4: Reference Systems</text:p>
      <text:list xml:id="list125758819731138" text:continue-numbering="true" text:style-name="WWNum1">
        <text:list-item>
          <text:p text:style-name="P1">How do you think the position solution would be affected if you were to neglect the correction for signal propagation time described in this video?</text:p>
        </text:list-item>
      </text:list>
      <text:p text:style-name="List_20_Paragraph"/>
      <text:p text:style-name="P4">The position so<text:span text:style-name="T5">lution will be off due to the rotation of the earth. The ECEF frame will have rotated between the time the signal sent and the time the signal was received, accounting for a 20 meter error in the measure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Raquet, John F Civ USAF AETC AFIT/ENGE</meta:initial-creator>
    <meta:editing-cycles>5</meta:editing-cycles>
    <meta:creation-date>2019-03-22T17:28:00</meta:creation-date>
    <dc:date>2020-01-19T12:57:57.057893186</dc:date>
    <meta:editing-duration>PT58M18S</meta:editing-duration>
    <meta:generator>LibreOffice/6.3.4.2.0$Linux_X86_64 LibreOffice_project/1e2df71cb6a569bbaaffb70308950743964880ae</meta:generator>
    <meta:document-statistic meta:table-count="1" meta:image-count="0" meta:object-count="2" meta:page-count="2" meta:paragraph-count="29" meta:word-count="436" meta:character-count="2582" meta:non-whitespace-character-count="21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qrt>
      <mfrac>
        <mi>μ</mi>
        <msup>
          <mi>a</mi>
          <mn>3</mn>
        </msup>
      </mfrac>
    </msqrt>
    <annotation encoding="StarMath 5.0">sqrt {{μ} over {{a} ^ {3}}}</annotation>
  </semantics>
</math>
</file>

<file path=Object 4/content.xml><?xml version="1.0" encoding="utf-8"?>
<math xmlns="http://www.w3.org/1998/Math/MathML" display="block">
  <semantics>
    <mi>μ</mi>
    <annotation encoding="StarMath 5.0">μ</annotation>
  </semantics>
</math>
</file>